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officeooo:rsid="0020c42f" officeooo:paragraph-rsid="0020c42f" style:font-size-asian="9pt" style:font-size-complex="9pt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officeooo:paragraph-rsid="0020c42f" style:font-size-asian="9pt" style:font-weight-asian="bold" style:font-size-complex="9pt" style:font-weight-complex="bold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fo:font-size="9pt" fo:font-weight="bold" officeooo:rsid="0020c42f" officeooo:paragraph-rsid="0020c42f" style:font-size-asian="9pt" style:font-weight-asian="bold" style:font-size-complex="9pt" style:font-weight-complex="bold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fo:font-size="9pt" fo:font-weight="normal" officeooo:rsid="0020c42f" officeooo:paragraph-rsid="0020c42f" style:font-size-asian="9pt" style:font-weight-asian="normal" style:font-size-complex="9pt" style:font-weight-complex="normal"/>
    </style:style>
    <style:style style:name="P8" style:family="paragraph" style:parent-style-name="Preformatted_20_Text">
      <style:paragraph-properties fo:margin-left="2.501cm" fo:margin-right="0cm" fo:margin-top="0cm" fo:margin-bottom="0.499cm" loext:contextual-spacing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>
      <style:text-properties fo:font-size="9pt" officeooo:paragraph-rsid="001c828b" style:font-size-asian="9pt" style:font-size-complex="9pt"/>
    </style:style>
    <style:style style:name="P10" style:family="paragraph" style:parent-style-name="Heading_20_2">
      <style:text-properties style:font-name="Mono" fo:font-size="16pt" style:font-size-asian="16pt" style:font-size-complex="16pt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fo:font-size="9pt" fo:font-weight="bold" officeooo:paragraph-rsid="00225e85" style:font-size-asian="9pt" style:font-weight-asian="bold" style:font-size-complex="9pt" style:font-weight-complex="bold"/>
    </style:style>
    <style:style style:name="T1" style:family="text">
      <style:text-properties officeooo:rsid="002015c5"/>
    </style:style>
    <style:style style:name="T2" style:family="text">
      <style:text-properties officeooo:rsid="0020c42f"/>
    </style:style>
    <style:style style:name="T3" style:family="text">
      <style:text-properties style:font-name="Mono" officeooo:rsid="0020c42f"/>
    </style:style>
    <style:style style:name="T4" style:family="text">
      <style:text-properties style:font-name="Mono" officeooo:rsid="001c828b"/>
    </style:style>
    <style:style style:name="T5" style:family="text">
      <style:text-properties officeooo:rsid="002218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2">Photograph</text:span> <text:span text:style-name="T1">(Capo 4)</text:span></text:h>
      <text:p text:style-name="P9"><text:span text:style-name="T3">Ed Sheeran 2014.</text:span><text:span text:style-name="T4"> </text:span></text:p>
      <text:p text:style-name="P2">Intro <text:tab/><text:tab/><text:tab/><text:tab/><text:tab/><text:tab/><text:tab/><text:tab/><text:tab/><text:tab/><text:tab/><text:span text:style-name="T5">108</text:span></text:p>
      <text:p text:style-name="P1"><text:s text:c="12"/>C <text:s text:c="15"/>Am</text:p>
      <text:p text:style-name="P1">Loving can hurt, loving can hurt sometimes</text:p>
      <text:p text:style-name="P1"><text:s text:c="14"/>G <text:s text:c="21"/>F</text:p>
      <text:p text:style-name="P1">But it's the only thing that I know</text:p>
      <text:p text:style-name="P1"><text:s text:c="14"/>C <text:s text:c="24"/>Am</text:p>
      <text:p text:style-name="P1">When it gets hard, you know it can get hard sometimes</text:p>
      <text:p text:style-name="P1"><text:s text:c="11"/>G <text:s text:c="31"/>F</text:p>
      <text:p text:style-name="P1">It is the only thing that makes us feel alive</text:p>
      <text:p text:style-name="P1"/>
      <text:p text:style-name="P1"/>
      <text:p text:style-name="P3">Am <text:s text:c="21"/>F</text:p>
      <text:p text:style-name="P3">We keep this love in a photograph</text:p>
      <text:p text:style-name="P3">C <text:s text:c="24"/>G</text:p>
      <text:p text:style-name="P3">We made these memories for ourselves</text:p>
      <text:p text:style-name="P3"><text:s text:c="10"/>Am <text:s text:c="21"/>F</text:p>
      <text:p text:style-name="P3">Where our eyes are never closing, hearts are never broken</text:p>
      <text:p text:style-name="P3">C <text:s text:c="26"/>G</text:p>
      <text:p text:style-name="P3">And time's forever frozen still</text:p>
      <text:p text:style-name="P3"/>
      <text:p text:style-name="P6"><text:s text:c="11"/>C</text:p>
      <text:p text:style-name="P6">So you can keep me</text:p>
      <text:p text:style-name="P6"><text:s text:c="27"/>G</text:p>
      <text:p text:style-name="P6">Inside the pocket of your ripped jeans</text:p>
      <text:p text:style-name="P6"><text:s text:c="27"/>Am</text:p>
      <text:p text:style-name="P6">Holding me closer 'til our eyes meet</text:p>
      <text:p text:style-name="P6"><text:s text:c="19"/>F</text:p>
      <text:p text:style-name="P6">You won't ever be alone, wait for me to come home</text:p>
      <text:p text:style-name="P1"/>
      <text:p text:style-name="P1"/>
      <text:p text:style-name="P1">Loving can heal, loving can mend your soul</text:p>
      <text:p text:style-name="P1">And it's the only thing that I know, know</text:p>
      <text:p text:style-name="P1">I swear it will get easier, remember that with every piece of you</text:p>
      <text:p text:style-name="P1">And it's the only thing we take with us when we die</text:p>
      <text:p text:style-name="P1"/>
      <text:p text:style-name="P5">Prechorus</text:p>
      <text:p text:style-name="P4"/>
      <text:p text:style-name="P11">So you can keep me</text:p>
      <text:p text:style-name="P11">Inside the pocket of your ripped jeans</text:p>
      <text:p text:style-name="P6">Holding me closer 'til our eyes meet</text:p>
      <text:p text:style-name="P6">You won't ever be alone</text:p>
      <text:p text:style-name="P6"/>
      <text:p text:style-name="P6">And if you hurt me</text:p>
      <text:p text:style-name="P6">That's okay baby, only words bleed</text:p>
      <text:p text:style-name="P6">Inside these pages you just hold me</text:p>
      <text:p text:style-name="P6">And I won‘t ever let you go</text:p>
      <text:p text:style-name="P1"/>
      <text:p text:style-name="P1">Wait for me to come home <text:span text:style-name="T2">4x</text:span></text:p>
      <text:p text:style-name="P1"/>
      <text:p text:style-name="P6">You can fit me</text:p>
      <text:p text:style-name="P6">Inside the necklace you got when you were sixteen</text:p>
      <text:p text:style-name="P6">Next to your heartbeat where I should be</text:p>
      <text:p text:style-name="P6">Keep it deep within your soul</text:p>
      <text:p text:style-name="P6"/>
      <text:p text:style-name="P6">And if you hurt me</text:p>
      <text:p text:style-name="P6">Well, that's okay baby, only words bleed</text:p>
      <text:p text:style-name="P6">Inside these pages you just hold me</text:p>
      <text:p text:style-name="P6">And I won?t ever let you go</text:p>
      <text:p text:style-name="P6"/>
      <text:p text:style-name="P7">(Reduziert)</text:p>
      <text:p text:style-name="P6">When I'm away, I will remember how you kissed me</text:p>
      <text:p text:style-name="P6">Under the lamppost back on Sixth street</text:p>
      <text:p text:style-name="P6">Hearing you whisper through the phone,</text:p>
      <text:p text:style-name="P8">Wait for me to com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18-08-12T13:32:32.401375259</dc:date>
    <dc:creator>benutzer </dc:creator>
    <meta:editing-duration>PT6H48M2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54" meta:word-count="304" meta:character-count="1767" meta:non-whitespace-character-count="1177"/>
  </office:meta>
</office:document-meta>
</file>